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d6d12" officeooo:paragraph-rsid="000d6d1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2pt" fo:font-weight="bold" officeooo:rsid="000d6d12" officeooo:paragraph-rsid="000d6d12" style:font-size-asian="12.25pt" style:font-weight-asian="bold" style:font-size-complex="14pt" style:font-weight-complex="bold"/>
    </style:style>
    <style:style style:name="P3" style:family="paragraph" style:parent-style-name="Standard">
      <style:paragraph-properties style:writing-mode="lr-tb"/>
      <style:text-properties fo:font-size="12pt" officeooo:paragraph-rsid="000d6d12"/>
    </style:style>
    <style:style style:name="T1" style:family="text">
      <style:text-properties style:font-name="Liberation Serif" style:font-size-asian="12pt" style:font-size-complex="12pt"/>
    </style:style>
    <style:style style:name="T2" style:family="text">
      <style:text-properties style:font-name="Liberation Serif" officeooo:rsid="0019d9ea" style:font-size-asian="12pt" style:font-size-complex="12pt"/>
    </style:style>
    <style:style style:name="T3" style:family="text">
      <style:text-properties style:font-name="Liberation Serif" fo:font-weight="bold" style:font-size-asian="12pt" style:font-weight-asian="bold" style:font-size-complex="12pt" style:font-weight-complex="bold"/>
    </style:style>
    <style:style style:name="T4" style:family="text">
      <style:text-properties style:font-name="Liberation Serif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erif" fo:font-weight="normal" officeooo:rsid="0019d9ea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: directing graph</text:p>
      <text:p text:style-name="P1"/>
      <text:p text:style-name="P3"><text:span text:style-name="T3">Description:</text:span><text:bookmark text:name="page23R_mcid5"/><text:span text:style-name="T3"> </text:span><text:span text:style-name="T1">The user can choose the direction of the edges of the Graph, the size of the nodes of</text:span><text:bookmark text:name="page23R_mcid6"/><text:span text:style-name="T1"><text:line-break/>the Graph,</text:span><text:bookmark text:name="page23R_mcid8"/><text:bookmark text:name="page23R_mcid7"/><text:span text:style-name="T1"> as well as the color of the background, edges and nodes.</text:span></text:p>
      <text:p text:style-name="P3"><text:bookmark text:name="page23R_mcid9"/><text:bookmark text:name="page23R_mcid11"/><text:bookmark text:name="page23R_mcid10"/><text:span text:style-name="T1"><text:line-break/></text:span><text:span text:style-name="T3">Actors:</text:span><text:bookmark text:name="page23R_mcid12"/><text:span text:style-name="T3"> </text:span><text:span text:style-name="T1">The User</text:span></text:p>
      <text:p text:style-name="P3"><text:bookmark text:name="page23R_mcid15"/><text:bookmark text:name="page23R_mcid14"/><text:bookmark text:name="page23R_mcid13"/><text:span text:style-name="T1"><text:line-break/></text:span><text:span text:style-name="T3">Preconditions:</text:span><text:bookmark text:name="page23R_mcid16"/><text:span text:style-name="T3"> </text:span><text:span text:style-name="T1">The application is running.</text:span></text:p>
      <text:p text:style-name="P3"><text:bookmark text:name="page23R_mcid19"/><text:bookmark text:name="page23R_mcid17"/><text:bookmark text:name="page23R_mcid18"/><text:span text:style-name="T1"><text:line-break/></text:span><text:span text:style-name="T3">Postconditions:</text:span><text:bookmark text:name="page23R_mcid20"/><text:span text:style-name="T1"> The direction input is saved internally. The colors of the scene and the size of the</text:span><text:bookmark text:name="page23R_mcid21"/><text:span text:style-name="T1"><text:line-break/>nodes are set as chosen.</text:span></text:p>
      <text:p text:style-name="P3"><text:bookmark text:name="page23R_mcid24"/><text:bookmark text:name="page23R_mcid22"/><text:bookmark text:name="page23R_mcid23"/><text:span text:style-name="T1"><text:line-break/></text:span><text:span text:style-name="T3">Main sc</text:span><text:bookmark text:name="page23R_mcid25"/><text:span text:style-name="T3">enario:</text:span></text:p>
      <text:p text:style-name="P3"><text:span text:style-name="T5">1. Edge direction selection</text:span><text:span text:style-name="T1"><text:line-break/> <text:tab/>1.</text:span><text:span text:style-name="T2">1 If</text:span><text:span text:style-name="T1"> </text:span><text:span text:style-name="T2">t</text:span><text:span text:style-name="T1">he “Directed” button is clicked</text:span><text:bookmark text:name="page23R_mcid32"/><text:bookmark text:name="page23R_mcid33"/><text:span text:style-name="T1"><text:line-break/> <text:tab/><text:tab/>1.1</text:span><text:bookmark text:name="page23R_mcid34"/><text:span text:style-name="T1">.</text:span><text:span text:style-name="T2">1</text:span><text:span text:style-name="T1"> If it was previously selected, no change occurs.</text:span><text:bookmark text:name="page23R_mcid35"/><text:bookmark text:name="page23R_mcid36"/><text:span text:style-name="T1"><text:line-break/> <text:tab/><text:tab/>1.</text:span><text:bookmark text:name="page23R_mcid37"/><text:span text:style-name="T2">1.2</text:span><text:span text:style-name="T1"> If “Undirected” button was previously selected, the application is informed of</text:span><text:bookmark text:name="page23R_mcid38"/><text:bookmark text:name="page23R_mcid39"/><text:span text:style-name="T1"> the change</text:span><text:bookmark text:name="page23R_mcid40"/><text:span text:style-name="T1"><text:line-break/>and saves it internally.</text:span><text:bookmark text:name="page23R_mcid42"/><text:bookmark text:name="page23R_mcid41"/><text:span text:style-name="T1"><text:line-break/> <text:tab/><text:tab/><text:tab/></text:span><text:span text:style-name="T2">1.</text:span><text:span text:style-name="T1">1.2.1</text:span><text:bookmark text:name="page23R_mcid43"/><text:span text:style-name="T1"> If edges exist on</text:span><text:bookmark text:name="page23R_mcid44"/><text:span text:style-name="T1"> the graphic view, they are redrawn with an arrow</text:span><text:bookmark text:name="page23R_mcid45"/><text:bookmark text:name="page23R_mcid46"/><text:span text:style-name="T1"> pointing accordingly.</text:span><text:bookmark text:name="page23R_mcid47"/><text:bookmark text:name="page23R_mcid48"/><text:span text:style-name="T1"><text:line-break/> <text:tab/><text:tab/><text:tab/></text:span><text:span text:style-name="T2">1.</text:span><text:span text:style-name="T1">1.2.2</text:span><text:bookmark text:name="page23R_mcid49"/><text:span text:style-name="T1"> Every edge added while the button is active, is drawn as described.</text:span><text:bookmark text:name="page23R_mcid51"/><text:bookmark text:name="page23R_mcid52"/><text:bookmark text:name="page23R_mcid50"/><text:span text:style-name="T1"><text:line-break/> <text:tab/></text:span><text:span text:style-name="T2">1.2</text:span><text:span text:style-name="T1"> The “Undirected” button is clicked</text:span><text:bookmark text:name="page23R_mcid54"/><text:bookmark text:name="page23R_mcid55"/><text:span text:style-name="T1"><text:line-break/><text:tab/><text:tab/> </text:span><text:span text:style-name="T2">1.</text:span><text:span text:style-name="T1">2.1</text:span><text:bookmark text:name="page23R_mcid56"/><text:span text:style-name="T1"> If it was previously selected, no change occurs.</text:span><text:bookmark text:name="page23R_mcid57"/><text:bookmark text:name="page23R_mcid58"/><text:span text:style-name="T1"><text:line-break/> <text:tab/><text:tab/></text:span><text:span text:style-name="T2">1.</text:span><text:span text:style-name="T1">2.2</text:span><text:bookmark text:name="page23R_mcid60"/><text:bookmark text:name="page23R_mcid59"/><text:span text:style-name="T1"> If “Directed” bu</text:span><text:bookmark text:name="page23R_mcid61"/><text:span text:style-name="T1">tton was previously selected, the application is informed of</text:span><text:bookmark text:name="page23R_mcid62"/><text:bookmark text:name="page23R_mcid63"/><text:span text:style-name="T1"> the change and</text:span><text:bookmark text:name="page23R_mcid64"/><text:span text:style-name="T1"><text:line-break/>saves it internally.</text:span><text:bookmark text:name="page23R_mcid66"/><text:bookmark text:name="page23R_mcid65"/><text:span text:style-name="T1"><text:line-break/> <text:tab/><text:tab/><text:tab/></text:span><text:span text:style-name="T2">1.</text:span><text:span text:style-name="T1">2.2.1</text:span><text:bookmark text:name="page23R_mcid67"/><text:span text:style-name="T1"> If edges exist on the graphic view, they are redrawn without an arrow.</text:span><text:bookmark text:name="page23R_mcid68"/><text:bookmark text:name="page23R_mcid69"/><text:span text:style-name="T1"><text:line-break/> <text:tab/><text:tab/><text:tab/></text:span><text:span text:style-name="T2">1.</text:span><text:span text:style-name="T1">2.2.2</text:span><text:bookmark text:name="page23R_mcid70"/><text:span text:style-name="T1"> Every edge added while the button is active, is drawn as</text:span><text:bookmark text:name="page23R_mcid71"/><text:span text:style-name="T1"> described.</text:span></text:p>
      <text:p text:style-name="P2"><text:bookmark text:name="page23R_mcid114"/><text:bookmark text:name="page23R_mcid115"/><text:bookmark text:name="page23R_mcid116"/><text:bookmark text:name="page23R_mcid113"/><text:span text:style-name="T1"><text:line-break/>Alternative scenarios:</text:span><text:bookmark text:name="page23R_mcid118"/><text:bookmark text:name="page23R_mcid117"/><text:span text:style-name="T1"><text:line-break/>•</text:span><text:bookmark text:name="page23R_mcid119"/><text:span text:style-name="T1"> Application exit:</text:span><text:bookmark text:name="page23R_mcid120"/><text:span text:style-name="T1"> </text:span><text:span text:style-name="T4">If User e</text:span><text:bookmark text:name="page23R_mcid121"/><text:span text:style-name="T4">xists the application, any input or changes will be lost.</text:span><text:bookmark text:name="page23R_mcid123"/><text:bookmark text:name="page23R_mcid122"/><text:span text:style-name="T1"><text:line-break/>•</text:span><text:bookmark text:name="page23R_mcid124"/><text:span text:style-name="T1"> Bad input:</text:span><text:bookmark text:name="page23R_mcid125"/><text:span text:style-name="T4"> If the user inputs a Node radius greater than 30, a window error message</text:span><text:bookmark text:name="page23R_mcid126"/><text:span text:style-name="T4"><text:line-break/>will occur.</text:span><text:bookmark text:name="page23R_mcid128"/><text:bookmark text:name="page23R_mcid129"/><text:bookmark text:name="page23R_mcid127"/><text:span text:style-name="T1"><text:line-break/>Additional information:</text:span><text:bookmark text:name="page23R_mcid130"/><text:bookmark text:name="page23R_mcid131"/><text:span text:style-name="T1"> </text:span><text:span text:style-name="T4">There can not exists unidrected and directed edges simultaneously in a Graph. Node radius is set to 20 by defaul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12:29.487007956</meta:creation-date>
    <dc:date>2022-11-27T22:13:40.313913014</dc:date>
    <meta:editing-duration>PT1M11S</meta:editing-duration>
    <meta:editing-cycles>1</meta:editing-cycles>
    <meta:document-statistic meta:table-count="0" meta:image-count="0" meta:object-count="0" meta:page-count="1" meta:paragraph-count="8" meta:word-count="253" meta:character-count="1555" meta:non-whitespace-character-count="1273"/>
    <meta:generator>LibreOffice/6.4.7.2$Linux_X86_64 LibreOffice_project/40$Build-2</meta:generator>
  </office:meta>
</office:document-meta>
</file>